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d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---</text:p>
      <text:p text:style-name="Standard"/>
      <text:p text:style-name="Standard">## ✅ PASO A PASO: MONTAJE DE PC – NORMAS Y PROTOCOLO</text:p>
      <text:p text:style-name="Standard"/>
      <text:p text:style-name="Standard">### 🔧 ANTES DE EMPEZAR – NORMAS DE SEGURIDAD</text:p>
      <text:p text:style-name="Standard">1. **Descarga de electricidad estática**:</text:p>
      <text:p text:style-name="Standard"><text:s text:c="3"/>- Usa una **<text:span text:style-name="T1">pulsera</text:span> antiestática** o toca regularmente una superficie metálica conectada a tierra.</text:p>
      <text:p text:style-name="Standard"><text:s text:c="3"/>- Evita trabajar sobre alfombras o superficies que generen estática.</text:p>
      <text:p text:style-name="Standard">2. **Herramientas**:</text:p>
      <text:p text:style-name="Standard"><text:s text:c="3"/>- Destornillador Phillips imantado (de preferencia con punta magnética).</text:p>
      <text:p text:style-name="Standard"><text:s text:c="3"/>- Buena iluminación y espacio despejado.</text:p>
      <text:p text:style-name="Standard">3. **No fuerces nada**: Todo debe encajar sin presión excesiva.</text:p>
      <text:p text:style-name="Standard">4. **Lee los manuales** de cada componente antes de instalarlo.</text:p>
      <text:p text:style-name="Standard"/>
      <text:p text:style-name="Standard">---</text:p>
      <text:p text:style-name="Standard"/>
      <text:p text:style-name="Standard">### 🧩 1. PREPARACIÓN DEL <text:span text:style-name="T1">CHASIS</text:span> (GABINETE)</text:p>
      <text:p text:style-name="Standard">- Retira ambas tapas laterales.</text:p>
      <text:p text:style-name="Standard">- Instala los **spacers (standoffs)** en el plato base del case según el formato de tu placa madre (ATX, mATX, ITX).</text:p>
      <text:p text:style-name="Standard">- Asegúrate de que el **I/O shield <text:span text:style-name="T1">(chapa metálica)</text:span>** esté colocado en la parte trasera del case.</text:p>
      <text:p text:style-name="Standard"/>
      <text:p text:style-name="Standard">---</text:p>
      <text:p text:style-name="Standard"/>
      <text:p text:style-name="Standard">### 🧠 2. INSTALACIÓN DE LA CPU EN LA PLACA MADRE</text:p>
      <text:p text:style-name="Standard">- Abre el socket levantando la palanca.</text:p>
      <text:p text:style-name="Standard">- Alinea el triángulo dorado de la CPU con el triángulo del socket.</text:p>
      <text:p text:style-name="Standard">- Coloca la CPU **sin presión**, cierra la palanca.</text:p>
      <text:p text:style-name="Standard">- **No toques los pines** ni la parte inferior del procesador.</text:p>
      <text:p text:style-name="Standard"/>
      <text:p text:style-name="Standard">---</text:p>
      <text:p text:style-name="Standard"/>
      <text:p text:style-name="Standard">### 🧊 3. INSTALACIÓN DEL DISIPADOR / VENTILADOR CPU</text:p>
      <text:p text:style-name="Standard">- Aplica una **pequeña cantidad de pasta térmica** (si no viene pre-aplicada).</text:p>
      <text:p text:style-name="Standard">- Coloca el disipador según el manual (push-pins, tornillos, bracket).</text:p>
      <text:p text:style-name="Standard">- Conecta el cable del ventilador al header **CPU_FAN** de la placa.</text:p>
      <text:p text:style-name="Standard"/>
      <text:p text:style-name="Standard">---</text:p>
      <text:p text:style-name="Standard"/>
      <text:p text:style-name="Standard">### 💾 4. INSTALACIÓN DE MEMORIAS RAM</text:p>
      <text:p text:style-name="Standard">- Abre los clips laterales del socket RAM.</text:p>
      <text:p text:style-name="Standard">- Alinea la muesca de la RAM con la del slot.</text:p>
      <text:p text:style-name="Standard">- Presiona firmemente hasta que los clips se cierren solos.</text:p>
      <text:p text:style-name="Standard">- Si usas 2 módulos, consulta el manual para activar **dual channel**.</text:p>
      <text:p text:style-name="Standard"/>
      <text:p text:style-name="Standard">---</text:p>
      <text:p text:style-name="Standard"/>
      <text:p text:style-name="Standard">### 💽 5. INSTALACIÓN DE ALMACENAMIENTO (SSD/HDD)</text:p>
      <text:p text:style-name="Standard">- **SSD M.2**: Inserta en el slot correspondiente y atornilla. <text:span text:style-name="T1">(si procede)</text:span></text:p>
      <text:p text:style-name="Standard">- **SSD/HDD 2.5" o 3.5" <text:span text:style-name="T1">(lector óptico si procede)</text:span>**: Colócalo en la bandeja correspondiente y conecta:</text:p>
      <text:p text:style-name="Standard"><text:soft-page-break/><text:s text:c="2"/>- **SATA data** a la placa madre.</text:p>
      <text:p text:style-name="Standard"><text:s text:c="2"/>- **SATA power** desde la fuente.</text:p>
      <text:p text:style-name="Standard"/>
      <text:p text:style-name="Standard">---</text:p>
      <text:p text:style-name="Standard"/>
      <text:p text:style-name="Standard">### 🔌 6. INSTALACIÓN DE LA FUENTE DE <text:span text:style-name="T1">ALIMENTACIÓN</text:span> (PSU)</text:p>
      <text:p text:style-name="Standard">- Coloca la fuente en su compartimento (ventilador hacia abajo si hay filtro inferior).</text:p>
      <text:p text:style-name="Standard">- Atornilla y asegúrate de que el interruptor esté en **OFF**.</text:p>
      <text:p text:style-name="Standard">- No conectes aún todos los cables, solo prepara los necesarios.</text:p>
      <text:p text:style-name="Standard"/>
      <text:p text:style-name="Standard">---</text:p>
      <text:p text:style-name="Standard"/>
      <text:p text:style-name="Standard">### 🧩 7. MONTAJE DE LA PLACA MADRE EN EL CASE</text:p>
      <text:p text:style-name="Standard">- Alinea la placa con los standoffs y el I/O shield.</text:p>
      <text:p text:style-name="Standard">- Atornilla con tornillos apropiados (no aprietes demasiado).</text:p>
      <text:p text:style-name="Standard">- Asegúrate de que no haya contactos metálicos innecesarios.</text:p>
      <text:p text:style-name="Standard"/>
      <text:p text:style-name="Standard">---</text:p>
      <text:p text:style-name="Standard"/>
      <text:p text:style-name="Standard">### 🔗 8. CONEXIONES DE LA PLACA MADRE</text:p>
      <text:p text:style-name="Standard">- **24 pines** desde la fuente al conector principal.</text:p>
      <text:p text:style-name="Standard">- **4/8 pines EPS** para la CPU (arriba a la izquierda).</text:p>
      <text:p text:style-name="Standard">- **USB 3.0, audio frontal, botones/power/LEDs** (lee el manual para el panel frontal).</text:p>
      <text:p text:style-name="Standard">- Conecta los **ventiladores del case** a los headers adecuados.</text:p>
      <text:p text:style-name="Standard"/>
      <text:p text:style-name="Standard">---</text:p>
      <text:p text:style-name="Standard"/>
      <text:p text:style-name="Standard">### 🎮 9. INSTALACIÓN DE LA TARJETA GRÁFICA (si aplica)</text:p>
      <text:p text:style-name="Standard">- Retira las tapas traseras del case que correspondan.</text:p>
      <text:p text:style-name="Standard">- Inserta la GPU en el slot **PCIe x16** más rápido.</text:p>
      <text:p text:style-name="Standard">- Atornilla y conecta los **cables PCIe de la fuente** (6/8 pines).</text:p>
      <text:p text:style-name="Standard">- Asegúrate de que esté bien firme.</text:p>
      <text:p text:style-name="Standard"/>
      <text:p text:style-name="Standard">---</text:p>
      <text:p text:style-name="Standard"/>
      <text:p text:style-name="Standard">### 🔍 10. REVISIÓN FINAL ANTES DE ENCENDER</text:p>
      <text:p text:style-name="Standard">- Revisa todos los cables.</text:p>
      <text:p text:style-name="Standard">- Asegúrate de que nada esté suelto o tocando ventiladores.</text:p>
      <text:p text:style-name="Standard">- Conecta monitor, teclado y ratón.</text:p>
      <text:p text:style-name="Standard">- Enciende la fuente (switch a **ON**).</text:p>
      <text:p text:style-name="Standard">- Pulsa el botón de encendido del case.</text:p>
      <text:p text:style-name="Standard"/>
      <text:p text:style-name="Standard">---</text:p>
      <text:p text:style-name="Standard"/>
      <text:p text:style-name="Standard">### ✅ 11. PRIMER ARRANQUE (POST)</text:p>
      <text:p text:style-name="Standard">- Si todo está bien, verás la pantalla del BIOS/UEFI.</text:p>
      <text:p text:style-name="Standard">- Verifica que detecte:</text:p>
      <text:p text:style-name="Standard"><text:s text:c="2"/>- CPU</text:p>
      <text:p text:style-name="Standard"><text:s text:c="2"/>- RAM</text:p>
      <text:p text:style-name="Standard"><text:s text:c="2"/>- Discos</text:p>
      <text:p text:style-name="Standard"><text:s text:c="2"/>- GPU</text:p>
      <text:p text:style-name="Standard">- Si no arranca, revisa códigos de error o pitidos (beep codes).</text:p>
      <text:p text:style-name="Standard"><text:soft-page-break/></text:p>
      <text:p text:style-name="Standard">---</text:p>
      <text:p text:style-name="Standard"/>
      <text:p text:style-name="Standard">## 📋 CHECKLIST DE MONTAJE – PC GAMER / OFIMÁTICA</text:p>
      <text:p text:style-name="Standard"/>
      <text:p text:style-name="Standard">| ✅ | Etapa | Verificación |</text:p>
      <text:p text:style-name="Standard">|----|--------|---------------|</text:p>
      <text:p text:style-name="Standard">| ☐ | Case preparado | Standoffs colocados, I/O shield instalado |</text:p>
      <text:p text:style-name="Standard">| ☐ | CPU instalada | Alineada correctamente, palanca cerrada |</text:p>
      <text:p text:style-name="Standard">| ☐ | Disipador CPU | Pasta térmica aplicada, ventilador conectado |</text:p>
      <text:p text:style-name="Standard">| ☐ | RAM instalada | Encajada firmemente, dual channel activado |</text:p>
      <text:p text:style-name="Standard">| ☐ | Almacenamiento | SSD/HDD conectado (SATA o M.2) |</text:p>
      <text:p text:style-name="Standard">| ☐ | Fuente instalada | Atornillada, cables listos |</text:p>
      <text:p text:style-name="Standard">| ☐ | Placa madre montada | Atornillada, sin contactos extraños |</text:p>
      <text:p text:style-name="Standard">| ☐ | Conexiones internas | 24 pines, 8 pines CPU, USB, audio, panel frontal |</text:p>
      <text:p text:style-name="Standard">| ☐ | GPU instalada | Bien insertada, alimentada |</text:p>
      <text:p text:style-name="Standard">| ☐ | Cableado final | Todo ordenado, sin obstruir flujo de aire |</text:p>
      <text:p text:style-name="Standard">| ☐ | Primer arranque | POST correcto, BIOS detecta todos los componentes |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0:26:01.561647481</meta:creation-date>
    <dc:date>2025-10-14T10:31:09.870842319</dc:date>
    <meta:editing-duration>PT5M9S</meta:editing-duration>
    <meta:editing-cycles>1</meta:editing-cycles>
    <meta:document-statistic meta:table-count="0" meta:image-count="0" meta:object-count="0" meta:page-count="3" meta:paragraph-count="92" meta:word-count="761" meta:character-count="4280" meta:non-whitespace-character-count="3587"/>
    <meta:generator>LibreOffice/24.2.2.2$Linux_X86_64 LibreOffice_project/d56cc158d8a96260b836f100ef4b4ef25d6f1a01</meta:generator>
  </office:meta>
</office:document-meta>
</file>